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3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1" style:family="table-cell" style:parent-style-name="Default" style:data-style-name="N158"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 table:print-ranges="ExpCharts.B1:ExpCharts.M264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46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47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47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48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48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46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47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47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47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49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46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47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47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47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49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[Fluoro.G205]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[Fluoro.J205]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[Fluoro.G207]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[Fluoro.J207]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[Fluoro.G208]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[Fluoro.J208]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[Fluoro.G210]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[Fluoro.J210]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[Fluoro.G211]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[Fluoro.J211]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[Fluoro.G213]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[Fluoro.J213]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[Fluoro.G214]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[Fluoro.J214]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[Fluoro.G216]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[Fluoro.J216]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[Fluoro.G217]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[Fluoro.J217]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[Fluoro.G219]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[Fluoro.J219]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[Fluoro.G220]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80" table:formula="of:=[Fluoro.G237]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81" table:formula="of:=[Fluoro.G238]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81" table:formula="of:=[Fluoro.G239]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82" table:formula="of:=[Fluoro.G240]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82" table:formula="of:=[Fluoro.G241]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80" table:formula="of:=[Fluoro.G242]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81" table:formula="of:=[Fluoro.G243]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81" table:formula="of:=[Fluoro.G244]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81" table:formula="of:=[Fluoro.G245]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83" table:formula="of:=[Fluoro.G246]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80" table:formula="of:=[Fluoro.G247]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81" table:formula="of:=[Fluoro.G248]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81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81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83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[Fluoro.G271]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[Fluoro.J271]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[Fluoro.G273]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[Fluoro.J273]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[Fluoro.G274]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[Fluoro.J274]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[Fluoro.G276]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[Fluoro.J276]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[Fluoro.G277]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[Fluoro.J277]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[Fluoro.G279]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[Fluoro.J279]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[Fluoro.G280]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[Fluoro.J280]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[Fluoro.G282]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[Fluoro.J282]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[Fluoro.G283]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[Fluoro.J283]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[Fluoro.G285]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[Fluoro.J285]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[Fluoro.G286]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[Fluoro.J286]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80" table:formula="of:=[Fluoro.G300]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81" table:formula="of:=[Fluoro.G301]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81" table:formula="of:=[Fluoro.G302]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82" table:formula="of:=[Fluoro.G303]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82" table:formula="of:=[Fluoro.G304]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80" table:formula="of:=[Fluoro.G305]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81" table:formula="of:=[Fluoro.G306]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81" table:formula="of:=[Fluoro.G307]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81" table:formula="of:=[Fluoro.G308]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83" table:formula="of:=[Fluoro.G309]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80" table:formula="of:=[Fluoro.G310]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81" table:formula="of:=[Fluoro.G311]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81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81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83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398"/>
        <table:table-row table:style-name="ro5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15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3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3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1"/>
        <table:table-column table:style-name="co2" table:default-cell-style-name="ce443"/>
        <table:table-row table:style-name="ro3">
          <table:table-cell office:value-type="string" calcext:value-type="string">
            <text:p>Date</text:p>
          </table:table-cell>
          <table:table-cell table:style-name="ce442" office:value-type="string" calcext:value-type="string">
            <text:p>Comment</text:p>
          </table:table-cell>
        </table:table-row>
        <table:table-row table:style-name="ro3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0:55:16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0-17T10:56:03.847000000</dc:date>
    <dc:creator>Eugene Mah</dc:creator>
    <meta:editing-duration>P1DT13H42M35S</meta:editing-duration>
    <meta:editing-cycles>291</meta:editing-cycles>
    <meta:generator>LibreOffice/4.3.2.2$Windows_x86 LibreOffice_project/edfb5295ba211bd31ad47d0bad0118690f76407d</meta:generator>
    <meta:document-statistic meta:table-count="5" meta:cell-count="66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